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4E0000000000000000DB8080F90BBAFF57.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44ed" officeooo:paragraph-rsid="001b44ed"/>
    </style:style>
    <style:style style:name="P2" style:family="paragraph" style:parent-style-name="Text_20_body">
      <style:text-properties officeooo:rsid="001b44ed" officeooo:paragraph-rsid="001b44ed"/>
    </style:style>
    <style:style style:name="P3" style:family="paragraph" style:parent-style-name="Text_20_body">
      <style:text-properties officeooo:rsid="001b44ed" officeooo:paragraph-rsid="001b44ed" loext:padding="0.049cm" loext:border="0.06pt solid #d9d9e3"/>
    </style:style>
    <style:style style:name="P4" style:family="paragraph" style:parent-style-name="Text_20_body">
      <style:paragraph-properties fo:padding="0.049cm" fo:border="0.06pt solid #d9d9e3"/>
    </style:style>
    <style:style style:name="P5" style:family="paragraph" style:parent-style-name="Text_20_body">
      <style:text-properties loext:padding="0.049cm" loext:border="0.06pt solid #d9d9e3"/>
    </style:style>
    <style:style style:name="P6" style:family="paragraph" style:parent-style-name="Text_20_body">
      <style:paragraph-properties fo:padding="0.049cm" fo:border="0.06pt solid #d9d9e3"/>
      <style:text-properties loext:padding="0.049cm" loext:border="0.06pt solid #d9d9e3"/>
    </style:style>
    <style:style style:name="P7" style:family="paragraph" style:parent-style-name="Text_20_body">
      <style:paragraph-properties fo:margin-top="0cm" fo:margin-bottom="0cm" style:contextual-spacing="false"/>
      <style:text-properties loext:padding="0cm" loext:border="none"/>
    </style:style>
    <style:style style:name="P8" style:family="paragraph" style:parent-style-name="Standard">
      <style:text-properties officeooo:rsid="001b44ed" officeooo:paragraph-rsid="001b44ed"/>
    </style:style>
    <style:style style:name="P9" style:family="paragraph" style:parent-style-name="Standard">
      <style:text-properties officeooo:rsid="001b44ed" officeooo:paragraph-rsid="001b44ed" loext:padding="0.049cm" loext:border="0.06pt solid #d9d9e3"/>
    </style:style>
    <style:style style:name="P10" style:family="paragraph" style:parent-style-name="Text_20_body" style:list-style-name="L1">
      <style:paragraph-properties fo:margin-top="0cm" fo:margin-bottom="0cm" style:contextual-spacing="false" fo:padding="0.049cm" fo:border="0.06pt solid #d9d9e3"/>
    </style:style>
    <style:style style:name="P11" style:family="paragraph" style:parent-style-name="Text_20_body" style:list-style-name="L1">
      <style:paragraph-properties fo:padding="0.049cm" fo:border="0.06pt solid #d9d9e3"/>
    </style:style>
    <style:style style:name="P12" style:family="paragraph" style:parent-style-name="Text_20_body" style:list-style-name="L2">
      <style:paragraph-properties fo:margin-top="0cm" fo:margin-bottom="0cm" style:contextual-spacing="false" fo:padding="0.049cm" fo:border="0.06pt solid #d9d9e3"/>
    </style:style>
    <style:style style:name="P13" style:family="paragraph" style:parent-style-name="Text_20_body" style:list-style-name="L2">
      <style:paragraph-properties fo:padding="0.049cm" fo:border="0.06pt solid #d9d9e3"/>
    </style:style>
    <style:style style:name="P14" style:family="paragraph" style:parent-style-name="Text_20_body" style:list-style-name="L3">
      <style:paragraph-properties fo:margin-top="0cm" fo:margin-bottom="0cm" style:contextual-spacing="false" fo:padding="0.049cm" fo:border="0.06pt solid #d9d9e3"/>
      <style:text-properties loext:padding="0.049cm" loext:border="0.06pt solid #d9d9e3"/>
    </style:style>
    <style:style style:name="P15" style:family="paragraph" style:parent-style-name="Text_20_body" style:list-style-name="L3">
      <style:paragraph-properties fo:padding="0.049cm" fo:border="0.06pt solid #d9d9e3"/>
      <style:text-properties loext:padding="0.049cm" loext:border="0.06pt solid #d9d9e3"/>
    </style:style>
    <style:style style:name="P16" style:family="paragraph" style:parent-style-name="Text_20_body" style:list-style-name="L4">
      <style:paragraph-properties fo:margin-top="0cm" fo:margin-bottom="0cm" style:contextual-spacing="false" fo:padding="0.049cm" fo:border="0.06pt solid #d9d9e3"/>
      <style:text-properties loext:padding="0.049cm" loext:border="0.06pt solid #d9d9e3"/>
    </style:style>
    <style:style style:name="P17" style:family="paragraph" style:parent-style-name="Text_20_body" style:list-style-name="L4">
      <style:paragraph-properties fo:padding="0.049cm" fo:border="0.06pt solid #d9d9e3"/>
      <style:text-properties loext:padding="0.049cm" loext:border="0.06pt solid #d9d9e3"/>
    </style:style>
    <style:style style:name="P18" style:family="paragraph" style:parent-style-name="Text_20_body">
      <style:text-properties loext:padding="0.049cm" loext:border="0.06pt solid #d9d9e3"/>
    </style:style>
    <style:style style:name="P19" style:family="paragraph" style:parent-style-name="Text_20_body">
      <style:paragraph-properties fo:padding="0.049cm" fo:border="0.06pt solid #d9d9e3"/>
      <style:text-properties loext:padding="0.049cm" loext:border="0.06pt solid #d9d9e3"/>
    </style:style>
    <style:style style:name="P20" style:family="paragraph" style:parent-style-name="Text_20_body" style:list-style-name="L7">
      <style:paragraph-properties fo:margin-top="0cm" fo:margin-bottom="0cm" style:contextual-spacing="false" fo:padding="0.049cm" fo:border="0.06pt solid #d9d9e3"/>
      <style:text-properties loext:padding="0.049cm" loext:border="0.06pt solid #d9d9e3"/>
    </style:style>
    <style:style style:name="P21" style:family="paragraph" style:parent-style-name="Text_20_body" style:list-style-name="L7">
      <style:paragraph-properties fo:padding="0.049cm" fo:border="0.06pt solid #d9d9e3"/>
      <style:text-properties loext:padding="0.049cm" loext:border="0.06pt solid #d9d9e3"/>
    </style:style>
    <style:style style:name="P22" style:family="paragraph" style:parent-style-name="Text_20_body" style:list-style-name="L8">
      <style:paragraph-properties fo:padding="0.049cm" fo:border="0.06pt solid #d9d9e3"/>
      <style:text-properties loext:padding="0.049cm" loext:border="0.06pt solid #d9d9e3"/>
    </style:style>
    <style:style style:name="P23" style:family="paragraph" style:parent-style-name="Text_20_body" style:list-style-name="L9">
      <style:paragraph-properties fo:padding="0.049cm" fo:border="0.06pt solid #d9d9e3"/>
      <style:text-properties loext:padding="0.049cm" loext:border="0.06pt solid #d9d9e3"/>
    </style:style>
    <style:style style:name="P24" style:family="paragraph" style:parent-style-name="Text_20_body" style:list-style-name="L10">
      <style:paragraph-properties fo:padding="0.049cm" fo:border="0.06pt solid #d9d9e3"/>
      <style:text-properties loext:padding="0.049cm" loext:border="0.06pt solid #d9d9e3"/>
    </style:style>
    <style:style style:name="P25" style:family="paragraph" style:parent-style-name="Text_20_body" style:list-style-name="L11">
      <style:paragraph-properties fo:padding="0.049cm" fo:border="0.06pt solid #d9d9e3"/>
      <style:text-properties loext:padding="0.049cm" loext:border="0.06pt solid #d9d9e3"/>
    </style:style>
    <style:style style:name="P26" style:family="paragraph" style:parent-style-name="Text_20_body" style:list-style-name="L12">
      <style:paragraph-properties fo:margin-top="0cm" fo:margin-bottom="0cm" style:contextual-spacing="false" fo:padding="0.049cm" fo:border="0.06pt solid #d9d9e3"/>
      <style:text-properties loext:padding="0.049cm" loext:border="0.06pt solid #d9d9e3"/>
    </style:style>
    <style:style style:name="P27" style:family="paragraph" style:parent-style-name="Text_20_body" style:list-style-name="L12">
      <style:paragraph-properties fo:padding="0.049cm" fo:border="0.06pt solid #d9d9e3"/>
      <style:text-properties loext:padding="0.049cm" loext:border="0.06pt solid #d9d9e3"/>
    </style:style>
    <style:style style:name="P28" style:family="paragraph" style:parent-style-name="Text_20_body" style:list-style-name="L13">
      <style:paragraph-properties fo:padding="0.049cm" fo:border="0.06pt solid #d9d9e3"/>
      <style:text-properties loext:padding="0.049cm" loext:border="0.06pt solid #d9d9e3"/>
    </style:style>
    <style:style style:name="P29" style:family="paragraph" style:parent-style-name="Text_20_body" style:list-style-name="L14">
      <style:paragraph-properties fo:padding="0.049cm" fo:border="0.06pt solid #d9d9e3"/>
      <style:text-properties loext:padding="0.049cm" loext:border="0.06pt solid #d9d9e3"/>
    </style:style>
    <style:style style:name="P30" style:family="paragraph" style:parent-style-name="Text_20_body" style:list-style-name="L15">
      <style:paragraph-properties fo:padding="0.049cm" fo:border="0.06pt solid #d9d9e3"/>
      <style:text-properties loext:padding="0.049cm" loext:border="0.06pt solid #d9d9e3"/>
    </style:style>
    <style:style style:name="P31" style:family="paragraph" style:parent-style-name="Text_20_body" style:list-style-name="L16">
      <style:paragraph-properties fo:margin-top="0cm" fo:margin-bottom="0cm" style:contextual-spacing="false" fo:padding="0.049cm" fo:border="0.06pt solid #d9d9e3"/>
      <style:text-properties loext:padding="0.049cm" loext:border="0.06pt solid #d9d9e3"/>
    </style:style>
    <style:style style:name="P32" style:family="paragraph" style:parent-style-name="Text_20_body" style:list-style-name="L16">
      <style:paragraph-properties fo:padding="0.049cm" fo:border="0.06pt solid #d9d9e3"/>
      <style:text-properties loext:padding="0.049cm" loext:border="0.06pt solid #d9d9e3"/>
    </style:style>
    <style:style style:name="P33" style:family="paragraph" style:parent-style-name="Text_20_body" style:list-style-name="L5">
      <style:paragraph-properties fo:margin-top="0cm" fo:margin-bottom="0cm" style:contextual-spacing="false" fo:padding="0.049cm" fo:border="0.06pt solid #d9d9e3"/>
    </style:style>
    <style:style style:name="P34" style:family="paragraph" style:parent-style-name="Text_20_body" style:list-style-name="L5">
      <style:paragraph-properties fo:padding="0.049cm" fo:border="0.06pt solid #d9d9e3"/>
    </style:style>
    <style:style style:name="P35" style:family="paragraph" style:parent-style-name="Text_20_body" style:list-style-name="L6">
      <style:paragraph-properties fo:margin-top="0cm" fo:margin-bottom="0cm" style:contextual-spacing="false" fo:padding="0.049cm" fo:border="0.06pt solid #d9d9e3"/>
    </style:style>
    <style:style style:name="P36" style:family="paragraph" style:parent-style-name="Text_20_body" style:list-style-name="L6">
      <style:paragraph-properties fo:padding="0.049cm" fo:border="0.06pt solid #d9d9e3"/>
    </style:style>
    <style:style style:name="P37" style:family="paragraph" style:parent-style-name="Text_20_body">
      <style:paragraph-properties fo:margin-top="0cm" fo:margin-bottom="0cm" style:contextual-spacing="false"/>
      <style:text-properties loext:padding="0cm" loext:border="none"/>
    </style:style>
    <style:style style:name="P38" style:family="paragraph" style:parent-style-name="Text_20_body">
      <style:text-properties officeooo:rsid="001b44ed" officeooo:paragraph-rsid="001b44ed" loext:padding="0.049cm" loext:border="0.06pt solid #d9d9e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ées de recettes par Chat GPT</text:p>
      <text:p text:style-name="P1"/>
      <text:p text:style-name="P1"/>
      <text:p text:style-name="P2">Soupe de citrouille thaïlandaise à la noix de coco : un dessert traditionnel épicé et savoureux"</text:p>
      <text:p text:style-name="P4">Introduction: La citrouille est l'ingrédient principal de cette délicieuse soupe thaïlandaise, qui est traditionnellement servie en dessert. Le lait de coco et le sucre ajoutent une touche de douceur à cette soupe épicée, qui est simple à préparer et parfaite pour les soirs d'hiver.</text:p>
      <text:p text:style-name="P4">Ingrédients:</text:p>
      <text:list text:style-name="L1">
        <text:list-item>
          <text:p text:style-name="P10">50 g de citrouille pelée et coupée en cubes</text:p>
        </text:list-item>
        <text:list-item>
          <text:p text:style-name="P10">300 g de lait de coco</text:p>
        </text:list-item>
        <text:list-item>
          <text:p text:style-name="P10">100 g de sucre</text:p>
        </text:list-item>
        <text:list-item>
          <text:p text:style-name="P10">5 œufs</text:p>
        </text:list-item>
        <text:list-item>
          <text:p text:style-name="P11">une pincée de sel</text:p>
        </text:list-item>
      </text:list>
      <text:p text:style-name="P4">Préparation:</text:p>
      <text:list text:style-name="L2">
        <text:list-item>
          <text:p text:style-name="P12">Dans une grande casserole, faites cuire les cubes de citrouille dans de l'eau bouillante salée pendant environ 15 minutes, ou jusqu'à ce qu'ils soient tendres.</text:p>
        </text:list-item>
        <text:list-item>
          <text:p text:style-name="P12">Une fois cuit, égouttez les cubes de citrouille et mixez-les jusqu'à l'obtention d'une purée.</text:p>
        </text:list-item>
        <text:list-item>
          <text:p text:style-name="P12">Revenez à la casserole, ajoutez le lait de coco, le sucre et une pincée de sel. Mélangez bien et portez à ébullition.</text:p>
        </text:list-item>
        <text:list-item>
          <text:p text:style-name="P12">Battez les œufs dans un bol et ajoutez-les à la casserole tout en mélangeant vigoureusement pour éviter la formation de grumeaux.</text:p>
        </text:list-item>
        <text:list-item>
          <text:p text:style-name="P13">Laissez mijoter pendant quelques minutes, jusqu'à ce que la soupe soit bien chaude.</text:p>
        </text:list-item>
      </text:list>
      <text:p text:style-name="P4">Présentation : Servez la soupe de citrouille à la noix de coco chaude, accompagnée de croûtons de pain grillé ou de riz frit. Vous pouvez également ajouter quelques feuilles de coriandre fraîches pour un peu de fraîcheur.</text:p>
      <text:p text:style-name="P4">Conclusion: Cette soupe de citrouille thaïlandaise à la noix de coco est un dessert délicieux et réconfortant. Il est simple à préparer et peut être adapté à votre goût en ajustant la quantité de sucre et de sel. N'hésitez pas à nous laisser un commentaire si vous avez aimé cette recette, et n'oubliez pas de vous abonner pour plus de délicieuses recettes et de vidéos culinaires !</text:p>
      <text:p text:style-name="P1"/>
      <text:p text:style-name="P1"/>
      <text:p text:style-name="P1">------------------------------------------------------------------------------------------------------------------------------------------------------------------------------------------------------------------------------------------------</text:p>
      <text:p text:style-name="P1"/>
      <text:p text:style-name="P1"/>
      <text:p text:style-name="P1"/>
      <text:p text:style-name="P3">Titre : Gâteau à la citrouille et au lait de coco : un dessert moelleux et parfumé"</text:p>
      <text:p text:style-name="P6">Introduction: La citrouille est un ingrédient culinaire polyvalent qui peut être utilisé dans de nombreuses recettes sucrées comme salées. Dans cette recette, nous utilisons de la citrouille fraîche pour créer un gâteau moelleux et parfumé, qui est accompagné d'un glaçage au lait de coco <text:soft-page-break/>pour une touche de douceur. Ce gâteau est idéal pour les soirées d'automne ou pour accompagner votre café ou thé.</text:p>
      <text:p text:style-name="P6">Ingrédients :</text:p>
      <text:list text:style-name="L3">
        <text:list-item>
          <text:p text:style-name="P14">50 g de citrouille pelée et râpée</text:p>
        </text:list-item>
        <text:list-item>
          <text:p text:style-name="P14">300 g de farine</text:p>
        </text:list-item>
        <text:list-item>
          <text:p text:style-name="P14">2 cuillères à soupe de levure chimique</text:p>
        </text:list-item>
        <text:list-item>
          <text:p text:style-name="P14">1/2 cuillère à café de bicarbonate de soude</text:p>
        </text:list-item>
        <text:list-item>
          <text:p text:style-name="P14">1/2 cuillère à café de sel</text:p>
        </text:list-item>
        <text:list-item>
          <text:p text:style-name="P14">1 cuillère à soupe de cannelle</text:p>
        </text:list-item>
        <text:list-item>
          <text:p text:style-name="P14">1/4 cuillère à soupe de muscade</text:p>
        </text:list-item>
        <text:list-item>
          <text:p text:style-name="P14">100 g de sucre</text:p>
        </text:list-item>
        <text:list-item>
          <text:p text:style-name="P14">3 œufs</text:p>
        </text:list-item>
        <text:list-item>
          <text:p text:style-name="P14">200 ml d'huile de tournesol</text:p>
        </text:list-item>
        <text:list-item>
          <text:p text:style-name="P14">100 ml de lait de coco</text:p>
        </text:list-item>
        <text:list-item>
          <text:p text:style-name="P14">Pour le glaçage :</text:p>
        </text:list-item>
        <text:list-item>
          <text:p text:style-name="P14">100 g de sucre glace</text:p>
        </text:list-item>
        <text:list-item>
          <text:p text:style-name="P15">2 cuillères à soupe de lait de coco</text:p>
        </text:list-item>
      </text:list>
      <text:p text:style-name="P6">Préparation :</text:p>
      <text:list text:style-name="L4">
        <text:list-item>
          <text:p text:style-name="P16">Préchauffez le four à 180°C (th.6). Beurrez un moule à gâteau ou tapissez-le de papier parchemin.</text:p>
        </text:list-item>
        <text:list-item>
          <text:p text:style-name="P16">Dans un bol, mélangez la farine, la levure chimique, le bicarbonate de soude, le sel, la cannelle et la muscade.</text:p>
        </text:list-item>
        <text:list-item>
          <text:p text:style-name="P16">Dans un autre bol, fouettez les œufs avec le sucre jusqu'à ce qu'ils deviennent mousseux. Ajoutez l'huile et le lait de coco, et mélangez bien.</text:p>
        </text:list-item>
        <text:list-item>
          <text:p text:style-name="P16">Ajoutez les ingrédients secs à ce mélange et mélangez jusqu'à l'obtention d'une pâte homogène. Incorporez la citrouille râpée.</text:p>
        </text:list-item>
        <text:list-item>
          <text:p text:style-name="P17">Versez la pâte dans le moule et faites cuire pendant 30-35 minutes, ou jusqu'à ce qu'un cure-dent inséré au centre du gâteau en ressorte propre. Laissez refroidir complètement avant de retirer le gâteau du moule.</text:p>
        </text:list-item>
      </text:list>
      <text:p text:style-name="P6">Présentation : Pour préparer le glaçage, mélangez le sucre glace et le lait de coco jusqu'à obtention d'une texture lisse. Versez le glaçage sur le gâteau refroidi, et servez.</text:p>
      <text:p text:style-name="P6">Conclusion: Ce gâteau à la citrouille et au lait de coco est un dessert délicieux et parfumé, qui conv</text:p>
      <text:p text:style-name="P7"><draw:frame draw:style-name="fr1" draw:name="Image1" text:anchor-type="as-char" svg:width="2cm" svg:height="1cm" draw:z-index="0"><draw:image xlink:href="Pictures/1000004E0000000000000000DB8080F90BBAFF57.svg" xlink:type="simple" xlink:show="embed" xlink:actuate="onLoad" draw:mime-type="image/svg+xml"/></draw:frame><draw:frame draw:style-name="fr1" draw:name="Image2" text:anchor-type="as-char" svg:width="2cm" svg:height="1cm" draw:z-index="1"><draw:image xlink:href="https://chat.openai.com/_next/image?url=https%3A%2F%2Flh3.googleusercontent.com%2Fa%2FAEdFTp4gObJCUDdHchvpWLDxjy2umiUBigQcwgPKlgEv%3Ds96-c&amp;w=64&amp;q=75" xlink:type="simple" xlink:show="embed" xlink:actuate="onLoad"/><svg:title>Guillaume Kaiser</svg:title></draw:frame></text:p>
      <text:p text:style-name="P5"><text:soft-page-break/>tu na pas fini</text:p>
      <text:p text:style-name="P6">Ce gâteau à la citrouille et au lait de coco est un dessert délicieux et parfumé, qui convient parfaitement aux soirées d'automne. La combinaison de la citrouille et de la cannelle donne un goût subtil et unique à ce gâteau. Le glaçage au lait de coco ajoute une touche de douceur pour un délicieux contraste. N'hésitez pas à varier les épices selon vos préférences pour un gâteau encore plus personnalisé. N'oubliez pas de vous abonner à notre blog pour plus de recettes délicieuses et de vidéos de cuisine. Et n'hésitez pas à partager vos photos de votre gâteau à la citrouille et au lait de coco en utilisant notre hashtag.</text:p>
      <text:p text:style-name="P1"/>
      <text:p text:style-name="P1"/>
      <text:p text:style-name="P1">------------------------------------------------------------------------------------------------------------------------------------------------------------------------------------------------------------------------------------------------</text:p>
      <text:p text:style-name="P1"/>
      <text:p text:style-name="P2">"Gâteau de Citrouille au Lait de Coco : une recette savoureuse et élégante pour les amateurs de saveurs exotiques</text:p>
      <text:p text:style-name="P4">Introduction : Le gâteau de citrouille est un incontournable de la cuisine d'automne. Pour ajouter une touche de originalité à cette recette traditionnelle, j'ai décidé de l'accompagner d'un lait de coco onctueux et parfumé. Le résultat est un gâteau moelleux et parfaitement équilibré en saveurs. Laissez-vous tenter par cette recette facile à réaliser, qui fera sensation auprès de vos invités.</text:p>
      <text:p text:style-name="P4">Ingrédients :</text:p>
      <text:list text:style-name="L5">
        <text:list-item>
          <text:p text:style-name="P33">300 g de citrouille (épluchée et coupée en dés)</text:p>
        </text:list-item>
        <text:list-item>
          <text:p text:style-name="P33">200 g de farine</text:p>
        </text:list-item>
        <text:list-item>
          <text:p text:style-name="P33">120 g de sucre</text:p>
        </text:list-item>
        <text:list-item>
          <text:p text:style-name="P33">2 oeufs</text:p>
        </text:list-item>
        <text:list-item>
          <text:p text:style-name="P33">50 g de lait de coco</text:p>
        </text:list-item>
        <text:list-item>
          <text:p text:style-name="P33">1 cuillère à café de levure chimique</text:p>
        </text:list-item>
        <text:list-item>
          <text:p text:style-name="P33">1 cuillère à café de cannelle</text:p>
        </text:list-item>
        <text:list-item>
          <text:p text:style-name="P33">1/2 cuillère à café de gingembre en poudre</text:p>
        </text:list-item>
        <text:list-item>
          <text:p text:style-name="P33">1/4 cuillère à café de noix de muscade râpée</text:p>
        </text:list-item>
        <text:list-item>
          <text:p text:style-name="P33">1 pincée de sel</text:p>
        </text:list-item>
        <text:list-item>
          <text:p text:style-name="P34">50 g de noix de cajou hachées</text:p>
        </text:list-item>
      </text:list>
      <text:p text:style-name="P4">Préparation :</text:p>
      <text:list text:style-name="L6">
        <text:list-item>
          <text:p text:style-name="P35">Préchauffer le four à 180°C (th.6). Beurrer un moule à gâteau et le fariner.</text:p>
        </text:list-item>
        <text:list-item>
          <text:p text:style-name="P35">Dans un bol, mélanger la farine, la levure chimique, la cannelle, le gingembre, la noix de muscade et la pincée de sel. Réserver.</text:p>
        </text:list-item>
        <text:list-item>
          <text:p text:style-name="P35">Dans un autre bol, fouetter les oeufs et le sucre jusqu'à ce que le mélange blanchisse. Ajouter le lait de coco et bien mélanger.</text:p>
        </text:list-item>
        <text:list-item>
          <text:p text:style-name="P35">Incorporer délicatement la préparation sèche à la préparation liquide, puis ajouter les dés de citrouille et les noix de cajou. Bien mélanger.</text:p>
        </text:list-item>
        <text:list-item>
          <text:p text:style-name="P35">Verser la préparation dans le moule à gâteau.</text:p>
        </text:list-item>
        <text:list-item>
          <text:p text:style-name="P35"><text:soft-page-break/>Enfourner pendant 45 à 50 minutes, ou jusqu'à ce que le gâteau soit bien doré et qu'un couteau en ressorte propre.</text:p>
        </text:list-item>
        <text:list-item>
          <text:p text:style-name="P36">Laisser refroidir avant de démouler et de servir.</text:p>
        </text:list-item>
      </text:list>
      <text:p text:style-name="P4">Conclusion : Ce gâteau de citrouille au lait de coco est un véritable délice, parfait pour un goûter d'automne ou pour accompagner un café gourmand. N'hésitez pas à varier les épices pour obtenir des saveurs encore plus originales. Et pour des conseils et astuces en cuisine, n'hésitez pas à vous abonner à notre blog et à consulter notre vidéo de présentation de cette recette. Bon appétit !"</text:p>
      <text:p text:style-name="P1"/>
      <text:p text:style-name="P1"/>
      <text:p text:style-name="P1">------------------------------------------------------------------------------------------------------------------------------------------------------------------------------------------------------------------------------------------------</text:p>
      <text:p text:style-name="P1"/>
      <text:p text:style-name="P1"/>
      <text:p text:style-name="P3">Titre : Porc frit à la thaïlandaise : une recette savoureuse et facile à réaliser</text:p>
      <text:p text:style-name="P6">Introduction : La cuisine thaïlandaise est réputée pour ses saveurs épicées et sa diversité culinaire. Le porc frit à la thaïlandaise est l'un de ses plats les plus appréciés, à la fois simple et délicieux. Cette recette est idéale pour les amateurs de viande, et se prépare en un rien de temps. Suivez les étapes ci-dessous pour réaliser une recette savoureuse qui plaira à tous les gourmets.</text:p>
      <text:p text:style-name="P6">Ingrédients :</text:p>
      <text:list text:style-name="L7">
        <text:list-item>
          <text:p text:style-name="P20">300 g de porc haché</text:p>
        </text:list-item>
        <text:list-item>
          <text:p text:style-name="P20">3 gousses d'ail hachées finement</text:p>
        </text:list-item>
        <text:list-item>
          <text:p text:style-name="P20">2 cuillères à café d'assaisonnement pour porc</text:p>
        </text:list-item>
        <text:list-item>
          <text:p text:style-name="P21">2 cuillères à soupe de sauce aux huîtres</text:p>
        </text:list-item>
      </text:list>
      <text:p text:style-name="P6">Préparation :</text:p>
      <text:list text:style-name="L8">
        <text:list-item>
          <text:p text:style-name="P22">Dans un bol, mélangez le porc haché, l'ail haché, l'assaisonnement pour porc et la sauce aux huîtres. Mélangez bien jusqu'à ce que la viande soit bien imprégnée de la marinade.</text:p>
        </text:list-item>
        <text:list-item>
          <text:p text:style-name="P22">Façonnez le mélange en petites boulettes.</text:p>
        </text:list-item>
        <text:list-item>
          <text:p text:style-name="P22">Dans une poêle, faites chau</text:p>
        </text:list-item>
      </text:list>
      <text:p text:style-name="P7"><draw:frame draw:style-name="fr1" draw:name="Image3" text:anchor-type="as-char" svg:width="2cm" svg:height="1cm" draw:z-index="2"><draw:image xlink:href="Pictures/1000004E0000000000000000DB8080F90BBAFF57.svg" xlink:type="simple" xlink:show="embed" xlink:actuate="onLoad" draw:mime-type="image/svg+xml"/></draw:frame><draw:frame draw:style-name="fr1" draw:name="Image4" text:anchor-type="as-char" svg:width="2cm" svg:height="1cm" draw:z-index="3"><draw:image xlink:href="https://chat.openai.com/_next/image?url=https%3A%2F%2Flh3.googleusercontent.com%2Fa%2FAEdFTp4gObJCUDdHchvpWLDxjy2umiUBigQcwgPKlgEv%3Ds96-c&amp;w=64&amp;q=75" xlink:type="simple" xlink:show="embed" xlink:actuate="onLoad"/><svg:title>Guillaume Kaiser</svg:title></draw:frame></text:p>
      <text:p text:style-name="P5">tu n'as pas fini</text:p>
      <text:list text:style-name="L9">
        <text:list-item>
          <text:p text:style-name="P23">Dans une poêle, faites chauffer de l'huile à feu moyen-élevé. Ajoutez les boulettes de porc et faites-les frire pendant environ 5 minutes, ou jusqu'à ce qu'elles soient bien dorées et cuites à cœur.</text:p>
        </text:list-item>
        <text:list-item>
          <text:p text:style-name="P23">Retirez les boulettes de porc de la poêle et placez-</text:p>
        </text:list-item>
      </text:list>
      <text:p text:style-name="P7"><text:soft-page-break/><draw:frame draw:style-name="fr1" draw:name="Image5" text:anchor-type="as-char" svg:width="2cm" svg:height="1cm" draw:z-index="4"><draw:image xlink:href="Pictures/1000004E0000000000000000DB8080F90BBAFF57.svg" xlink:type="simple" xlink:show="embed" xlink:actuate="onLoad" draw:mime-type="image/svg+xml"/></draw:frame><draw:frame draw:style-name="fr1" draw:name="Image6" text:anchor-type="as-char" svg:width="2cm" svg:height="1cm" draw:z-index="5"><draw:image xlink:href="https://chat.openai.com/_next/image?url=https%3A%2F%2Flh3.googleusercontent.com%2Fa%2FAEdFTp4gObJCUDdHchvpWLDxjy2umiUBigQcwgPKlgEv%3Ds96-c&amp;w=64&amp;q=75" xlink:type="simple" xlink:show="embed" xlink:actuate="onLoad"/><svg:title>Guillaume Kaiser</svg:title></draw:frame></text:p>
      <text:p text:style-name="P5">tu na pas fini</text:p>
      <text:p text:style-name="P6">les sur du papier absorbant pour éliminer l'excès d'huile.</text:p>
      <text:list text:style-name="L10">
        <text:list-item>
          <text:p text:style-name="P24">Servez les boulettes de porc frit à la thaïlandaise chaudes, accompagnées de riz et de légumes de votre choix. Vous pouvez également les accompagner d'une sauce de poisson ou de cacahuètes pour un goût encore plus savoureux.</text:p>
        </text:list-item>
      </text:list>
      <text:p text:style-name="P6">Conclusion : Vous venez de découvrir une recette facile et délicieuse pour réaliser un plat thaïlandais traditionnel : le porc frit à la thaïlandaise. Cette recette est idéale pour les amateurs de viande et de saveurs épicées. N'hésitez pas à jouer avec les ingrédients pour l'adapter à vos goûts. N'oubliez pas de vous abonner à notre blog pour découvrir encore plus de recettes thaïlandaises savoureuses et de regarder la vidéo qui est en fin d'article pour une démonstration en direct.</text:p>
      <text:p text:style-name="P7"><draw:frame draw:style-name="fr1" draw:name="Image7" text:anchor-type="as-char" svg:width="2cm" svg:height="1cm" draw:z-index="6"><draw:image xlink:href="Pictures/1000004E0000000000000000DB8080F90BBAFF57.svg" xlink:type="simple" xlink:show="embed" xlink:actuate="onLoad" draw:mime-type="image/svg+xml"/></draw:frame><draw:frame draw:style-name="fr1" draw:name="Image8" text:anchor-type="as-char" svg:width="2cm" svg:height="1cm" draw:z-index="7"><draw:image xlink:href="https://chat.openai.com/_next/image?url=https%3A%2F%2Flh3.googleusercontent.com%2Fa%2FAEdFTp4gObJCUDdHchvpWLDxjy2umiUBigQcwgPKlgEv%3Ds96-c&amp;w=64&amp;q=75" xlink:type="simple" xlink:show="embed" xlink:actuate="onLoad"/><svg:title>Guillaume Kaiser</svg:title></draw:frame></text:p>
      <text:p text:style-name="P5">merci</text:p>
      <text:p text:style-name="P6">De rien, je suis ravi d'avoir pu vous aider ! N'hésitez pas à me contacter si vous avez besoin d'autres informations ou recettes.</text:p>
      <text:p text:style-name="P1"/>
      <text:p text:style-name="P1"/>
      <text:p text:style-name="P1">-----------------------------------------------------------------------------------------------------------------------------------------------------------------------------------------------------------------------------------------------------</text:p>
      <text:p text:style-name="P1"/>
      <text:p text:style-name="P1"/>
      <text:p text:style-name="P9">peux tu écrire un article pour un blog de recettes sur la Thaïlande. le sujet est la soupe de tom kha il fau un titre h1, une introduction de 7 a 10 lignes. et des paragraphe avec des sous-titres h2. et une conclusion de 7 a 10 lignes. L'article doit faire entre 2500 et 3000 mots langage soutenu</text:p>
      <text:p text:style-name="P6">Titre: "La délicieuse soupe de tom kha, un incontournable de la cuisine thaïlandaise"</text:p>
      <text:p text:style-name="P6">Introduction: La cuisine thaïlandaise est riche en saveurs et en couleurs, et la soupe de tom kha en est un exemple parfait. Cette soupe épicée et parfumée est à base de lait de coco, de poulet ou de fruits de mer, et est accompagnée de champignons, de citronnelle et de galanga. Elle est idéale pour se réchauffer les jours de pluie ou pour accompagner un repas thaï traditionnel. Dans cet article, nous vous proposons une recette de soupe de tom kha traditionnelle ainsi qu'une version végétalienne pour les amateurs de cuisine végétale.</text:p>
      <text:p text:style-name="P6">Paragraphe 1 : Ingrédients et préparation</text:p>
      <text:list text:style-name="L11">
        <text:list-item>
          <text:p text:style-name="P25">Sous-titre h2 : Ingrédients pour 4 personnes</text:p>
        </text:list-item>
        <text:list-item>
          <text:p text:style-name="P25"><text:soft-page-break/>1 litre de lait de coco</text:p>
        </text:list-item>
        <text:list-item>
          <text:p text:style-name="P25">400 g de poulet ou fruits de mer</text:p>
        </text:list-item>
        <text:list-item>
          <text:p text:style-name="P25">4 champignons shiitake ou champignons noirs</text:p>
        </text:list-item>
        <text:list-item>
          <text:p text:style-name="P25">2 tiges de citronnelle</text:p>
        </text:list-item>
        <text:list-item>
          <text:p text:style-name="P25">2 cm de galanga frais</text:p>
        </text:list-item>
        <text:list-item>
          <text:p text:style-name="P25">2 feuilles de kaffir lime</text:p>
        </text:list-item>
        <text:list-item>
          <text:p text:style-name="P25">2 c. à soupe de pâte de tamarin</text:p>
        </text:list-item>
        <text:list-item>
          <text:p text:style-name="P25">2 c. à soupe de sucre</text:p>
        </text:list-item>
        <text:list-item>
          <text:p text:style-name="P25">Sel et poivre au goût</text:p>
        </text:list-item>
        <text:list-item>
          <text:p text:style-name="P25">Coriandre fraîche pour la décoration</text:p>
        </text:list-item>
        <text:list-item>
          <text:p text:style-name="P25">Sous-titre h2 : Préparation</text:p>
        </text:list-item>
      </text:list>
      <text:list text:style-name="L12">
        <text:list-item>
          <text:p text:style-name="P26">Coupez le poulet ou les fruits de mer en morceaux et faites-les cuire dans une casserole à feu moyen.</text:p>
        </text:list-item>
        <text:list-item>
          <text:p text:style-name="P26">Pendant ce temps, hachez finement la citronnelle et le galanga.</text:p>
        </text:list-item>
        <text:list-item>
          <text:p text:style-name="P26">Ajoutez le lait de coco, les champignons, la citronnelle, le galanga, les feuilles de kaffir lime, la pâte de tamarin et le sucre dans la casserole avec le poulet ou les fruits de mer.</text:p>
        </text:list-item>
        <text:list-item>
          <text:p text:style-name="P26">Laissez mijoter pendant environ 10 minutes.</text:p>
        </text:list-item>
        <text:list-item>
          <text:p text:style-name="P26">Assaisonnez avec du sel et du poivre au goût.</text:p>
        </text:list-item>
        <text:list-item>
          <text:p text:style-name="P27">Servez chaud et garnissez de coriandre fraîche.</text:p>
        </text:list-item>
      </text:list>
      <text:p text:style-name="P6">Paragraphe 2 : Variante végétalienne</text:p>
      <text:list text:style-name="L13">
        <text:list-item>
          <text:p text:style-name="P28">Sous-titre h2 : Ingrédients pour 4 personnes</text:p>
        </text:list-item>
        <text:list-item>
          <text:p text:style-name="P28">1 litre de lait de coco</text:p>
        </text:list-item>
        <text:list-item>
          <text:p text:style-name="P28">400 g de tofu ferme</text:p>
        </text:list-item>
        <text:list-item>
          <text:p text:style-name="P28">4 champignons shiitake ou champignons noirs</text:p>
        </text:list-item>
        <text:list-item>
          <text:p text:style-name="P28">2 tiges de citronnelle</text:p>
        </text:list-item>
        <text:list-item>
          <text:p text:style-name="P28">2 cm de galanga frais</text:p>
        </text:list-item>
        <text:list-item>
          <text:p text:style-name="P28">2 feuilles de kaffir lime</text:p>
        </text:list-item>
        <text:list-item>
          <text:p text:style-name="P28">2 c. à soupe de pâte de tamarin</text:p>
        </text:list-item>
        <text:list-item>
          <text:p text:style-name="P28">2 c. à soupe de sucre</text:p>
        </text:list-item>
        <text:list-item>
          <text:p text:style-name="P28"><text:soft-page-break/>Sel et poivre au goût</text:p>
        </text:list-item>
        <text:list-item>
          <text:p text:style-name="P28">Coriandre fraîche pour la décoration</text:p>
        </text:list-item>
        <text:list-item>
          <text:p text:style-name="P28">Sous-titre h2 : Préparation</text:p>
        </text:list-item>
      </text:list>
      <text:list text:style-name="L14">
        <text:list-item>
          <text:p text:style-name="P29">Coupez le tofu en morceaux et faites-les cuire dans une poê</text:p>
        </text:list-item>
      </text:list>
      <text:p text:style-name="P7"><draw:frame draw:style-name="fr1" draw:name="Image9" text:anchor-type="as-char" svg:width="2cm" svg:height="1cm" draw:z-index="8"><draw:image xlink:href="Pictures/1000004E0000000000000000DB8080F90BBAFF57.svg" xlink:type="simple" xlink:show="embed" xlink:actuate="onLoad" draw:mime-type="image/svg+xml"/></draw:frame><draw:frame draw:style-name="fr1" draw:name="Image10" text:anchor-type="as-char" svg:width="2cm" svg:height="1cm" draw:z-index="9"><draw:image xlink:href="https://chat.openai.com/_next/image?url=https%3A%2F%2Flh3.googleusercontent.com%2Fa%2FAEdFTp4gObJCUDdHchvpWLDxjy2umiUBigQcwgPKlgEv%3Ds96-c&amp;w=64&amp;q=75" xlink:type="simple" xlink:show="embed" xlink:actuate="onLoad"/><svg:title>Guillaume Kaiser</svg:title></draw:frame></text:p>
      <text:p text:style-name="P5">tu n'as pas fini</text:p>
      <text:list text:style-name="L15">
        <text:list-item>
          <text:p text:style-name="P30">Sous-titre h2 : Préparation</text:p>
        </text:list-item>
      </text:list>
      <text:list text:style-name="L16">
        <text:list-item>
          <text:p text:style-name="P31">Coupez le tofu en morceaux et faites-les cuire dans une poêle à feu moyen jusqu'à ce qu'ils soient légèrement dorés. Réservez.</text:p>
        </text:list-item>
        <text:list-item>
          <text:p text:style-name="P31">Hachez finement la citronnelle et le galanga.</text:p>
        </text:list-item>
        <text:list-item>
          <text:p text:style-name="P31">Dans une casserole, faites chauffer le lait de coco avec les champignons, la citronnelle, le galanga, les feuilles de kaffir lime, la pâte de tamarin et le sucre. Laissez mijoter pendant environ 10 minutes.</text:p>
        </text:list-item>
        <text:list-item>
          <text:p text:style-name="P31">Ajoutez le tofu dans la casserole et mélangez délicatement.</text:p>
        </text:list-item>
        <text:list-item>
          <text:p text:style-name="P31">Assaisonnez avec du sel et du poivre au goût.</text:p>
        </text:list-item>
        <text:list-item>
          <text:p text:style-name="P32">Servez chaud et garnissez de coriandre fraîche.</text:p>
        </text:list-item>
      </text:list>
      <text:p text:style-name="P6">Conclusion: La soupe de tom kha est un plat emblématique de la cuisine thaïlandaise, qui saura réchauffer les papilles des amateurs de saveurs épicées et parfumées. Cette recette traditionnelle accompagnée d'une version végétalienne vous permettra de découvrir tous les arômes de la cuisine thaïlandaise. Il est facile à préparer et peut être adapté selon les ingrédients disponibles. N'oubliez pas d'utiliser des ingrédients frais pour obtenir le meilleur goût. Bon appétit !</text:p>
      <text:p text:style-name="P1"/>
      <text:p text:style-name="P1"/>
      <text:p text:style-name="P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1T18:10:45.341000000</meta:creation-date>
    <dc:date>2023-01-12T18:29:49.671000000</dc:date>
    <meta:editing-duration>PT2H4M11S</meta:editing-duration>
    <meta:editing-cycles>5</meta:editing-cycles>
    <meta:generator>LibreOffice/7.4.1.2$Windows_X86_64 LibreOffice_project/3c58a8f3a960df8bc8fd77b461821e42c061c5f0</meta:generator>
    <meta:document-statistic meta:table-count="0" meta:image-count="10" meta:object-count="0" meta:page-count="7" meta:paragraph-count="142" meta:word-count="2091" meta:character-count="12772" meta:non-whitespace-character-count="10913"/>
  </office:meta>
</office:document-meta>
</file>